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margin-top="0.42cm" fo:margin-bottom="0.011cm"/>
    </style:style>
    <style:style style:name="P2" style:family="paragraph" style:parent-style-name="Heading_20_3">
      <style:paragraph-properties fo:margin-top="0.12cm" fo:margin-bottom="0.2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econdo Assignment per Web Semantico: ontologia con RDF / RDF Schema</text:h>
      <text:p text:style-name="Text_20_body"/>
      <text:h text:style-name="Heading_20_3" text:outline-level="3">0) Intro</text:h>
      <text:p text:style-name="Text_20_body">Sono Roberto Casadei e questa è la presentazione relativa al secondo assignment proposto nel contesto dell'insegnamento “Web Semantico” <text:s/>nel corso di laurea magistrale in Ingegneria e Scienze Informatiche a Cesena.</text:p>
      <text:h text:style-name="Heading_20_3" text:outline-level="3">1) Summary</text:h>
      <text:p text:style-name="Text_20_body">La presentazione è così strutturata. In primo luogo cercherò di descrivere COSA verrà fatto. Dopodiché mi concentrerò sull'approccio impiegato, fornendo alcuni dettagli significativi di questo processo. Infine, trarrò le conclusioni anche sulla base di alcuni requisiti inizialmente fissati.</text:p>
      <text:h text:style-name="Heading_20_3" text:outline-level="3">2) WHAT: a project management ontology</text:h>
      <text:p text:style-name="Text_20_body">Quindi, cos'è che si vuole realizzare? Ciò che si vuole realizzare è un'ontologia sul dominio del project management. Allo scopo occorre prima di tutto sapere cos'è un'ontologia ed avere una certa conoscenza del dominio in questione. </text:p>
      <text:p text:style-name="Text_20_body">Un'ontologia è una rappresentazione esplicita, formale e condivisa di una concettualizzazione di un dominio di interesse.</text:p>
      <text:p text:style-name="Text_20_body">In quanto formale e non ambigua, un'ontologia può essere utilizzata da un agente software per rispondere a interrogazioni o per effettuare inferenze. Il fatto che sia condivisa fa sì che più parti, trovandosi d'accordo sul significato da associare ai vari elementi dell'ontologia stessa, possano parlare un linguaggio comune.</text:p>
      <text:p text:style-name="Text_20_body">Il dominio di interesse è quello del project management. Dal Project Management Body of Knowledge (PMBOK) abbiamo una definizione di project management: si tratta cioè dell'applicazione di conoscenza, abilità, strumenti e tecniche alle attività di progetto con lo scopo di soddisfare i requisiti.</text:p>
      <text:p text:style-name="Text_20_body">L'ontologia da sviluppare l'ho chiamata, dopo un attacco di fantasia, My Project Management Ontology (MPMO). In quanto ontologia nel dominio del project management, deve definire i concetti e le relazioni più significative che si riscontrano in questo campo.</text:p>
      <text:p text:style-name="Text_20_body">Da un punto di vista tecnologico farò uso di RDF e RDF Schema per rappresentare tale concettualizzazione.</text:p>
      <text:h text:style-name="Heading_20_3" text:outline-level="3">3) WHY: the driving forces</text:h>
      <text:p text:style-name="Text_20_body">Perché un'ontologia su questo dominio. Le motivazioni stanno essenzialmente dal valore che ci aspettiamo da essa. Esplicitare il valore atteso è importante perché esso guida i requisiti e di conseguenza le attività di analisi e progettazione.</text:p>
      <text:p text:style-name="Text_20_body">In generale, ci si aspetta da questa ontologia un contributo per infrastrutture e applicazioni software che hanno lo scopo di supportare la gestione di progetti, sia da un punto di vista documentazionale e di ausilio alle attività di progetto, sia da un punto di vista di monitoraggio e controllo.</text:p>
      <text:p text:style-name="Text_20_body">Con una simile ontologia si vuole dare risposta anche a problematiche tipiche della gestione dei progetti come ad esempio la definizione di un vocabolario comune e condiviso (che è fondamentale per consentire una comunicazione efficace e non ambigua tra i vari stakeholder), la tracciabilità, o la <text:soft-page-break/>creazione e il mantenimento di una base di conoscenza autoritaria relativa a un progetto.</text:p>
      <text:h text:style-name="Heading_20_3" text:outline-level="3">4) Model layers</text:h>
      <text:p text:style-name="Text_20_body">E' utile anche visualizzare i livelli di astrazione coinvolti in questo processo.</text:p>
      <text:p text:style-name="Text_20_body">Nel mondo reale e fisico abbiamo i progetti e le attività svolte dagli esseri umani.</text:p>
      <text:p text:style-name="Text_20_body">In cima a questa figura abbiamo i linguaggi che ci permettono di creare ontologie.</text:p>
      <text:p text:style-name="Text_20_body">Ora, ciò che veramente vogliamo, il nostro fine ultimo, è poter realizzare una gestione efficiente dei progetti. Allo scopo, ci vogliamo servire di un modello di progetto, definito sulla base di un meta-modello che è la nostra ontologia. Tale ontologia deve quindi ridurre l'abstraction gap che ci dà fastidio, quello tra le complessità del mondo reale e le nostre esigenze di alto livello.</text:p>
      <text:h text:style-name="Heading_20_3" text:outline-level="3">5) The approach: goals and desired properties</text:h>
      <text:p text:style-name="Text_20_body">Quindi l'obiettivo è quello di sviluppare un'ontologia, cioè un modello del dominio di interesse, che sia utile.</text:p>
      <text:p text:style-name="Text_20_body"><text:s/>In questo assignment mi limiterò a realizzare un'ontologia in grado di offrire un supporto descrittivo, neanche troppo esteso, ma in generale lo scope è maggiore e include anche aspetti di gestione.</text:p>
      <text:p text:style-name="Text_20_body">Inoltre, idealmente l'ontologia dovrebbe essere</text:p>
      <text:p text:style-name="Text_20_body">GENERALE, cioè dovrebbe fornire supporto alla descrizione di progetti di varia natura implementati attraverso approcci arbitrariamente articolati</text:p>
      <text:p text:style-name="Text_20_body">SEMPLICE da utilizzare – si cercherà a proposito di adottare il principio di design KISS (Keep It Simple, Stupid) durante le fasi di modellazione</text:p>
      <text:p text:style-name="Text_20_body">FLESSIBILE ed ESTENSIBILE, ossia si vuole dare la possibilità di definire specializzazioni senza troppe difficoltà</text:p>
      <text:p text:style-name="Text_20_body">Un approccio tipico per realizzare simili proprietà consiste nel definire un piccolo core di elementi fondamentali accompagnato da potenti meccanismi di composizione.</text:p>
      <text:h text:style-name="Heading_20_3" text:outline-level="3">6) Towards domain modelling</text:h>
      <text:p text:style-name="Text_20_body">La complessità di ciò che si vuole realizzare e del dominio di interesse, che è anche molto variegato ed articolato, rende necessaria una buona analisi. </text:p>
      <text:p text:style-name="Text_20_body">Per prima cosa ho cercato di individuare i nomi, i concetti fondamentali, e per ognuno ho cercato almeno di dare una definizione informale, in linguaggio naturale, per assicurarmi di sapere di cosa sto parlando. In generale ho usato il Project Management Body of Knowledge come riferimento, ma non sempre.</text:p>
      <text:p text:style-name="Text_20_body">Allo stesso momento mi sono chiesto se qualcuno avesse già affrontato un simile problema, e con quali soluzioni.</text:p>
      <text:h text:style-name="Heading_20_3" text:outline-level="3">7) Existing ontologies related to project management</text:h>
      <text:p text:style-name="Text_20_body">Dopo una significativa ricerca sul Web ho trovato una decina di ontologie correlate, gran parte delle quali focalizzate su uno specifico aspetto oppure con un focus o un'impostazioni differenti. </text:p>
      <text:h text:style-name="Heading_20_3" text:outline-level="3">8) Reusing ontologies</text:h>
      <text:p text:style-name="Text_20_body">Il riuso di ontologie esistenti è importante in primo luogo perché l'utilità delle stesse deriva prima di <text:soft-page-break/>tutto da un aspetto di condivisione, e inoltre ci permette di evitare di effettuare nuovamente gli stessi sforzi di analisi e modellazione svolti da altri.</text:p>
      <text:p text:style-name="Text_20_body">Per valutare possibilità di riuso, sono ripartito da ciò che voglio realizzare e da ciò che il Web offre.</text:p>
      <text:p text:style-name="Text_20_body">Il project management consiste di concetti e riguarda il modo in cui le organizzazioni mobilitano risorse e persone per portare avanti progetti con il fine di produrre valore.</text:p>
      <text:p text:style-name="Text_20_body">Un modello di project management può essere visto come un sistema di organizzazione della conoscenza relativa ai progetti. Perciò, l'ontologia SKOS (Simple Knowledge Organization System) <text:s/>può essere utile.</text:p>
      <text:p text:style-name="Text_20_body">Inoltre, poiché si vuole modellare organizzazioni e persone, anche le ontologie ORG e FoaF sono ottime candidate per il riuso.</text:p>
      <text:p text:style-name="Text_20_body">Analogamente, vista la significatività nei progetti del tempo e delle scadenze, è plausibile che qualche nozione temporale debba essere modellata. C'è chi lo ha già fatto, e quindi considererò OWL-Time.</text:p>
      <text:p text:style-name="Text_20_body">Altre ontologie non sono considerate in generale, anche perché voglio, soprattutto nel core domain, essere libero nelle scelte di design. Tuttavia esse potrebbero trovare applicazione in specializzazioni o in aspetti specifici dell'ontologia. Ad esempio DoaP (Description of a Project) ha uno scope più ristretto in quanto si focalizza su progetti software.</text:p>
      <text:h text:style-name="Heading_20_3" text:outline-level="3">9) The FoaF ontology</text:h>
      <text:p text:style-name="Text_20_body">Ora descriverò brevemente le ontologie riutilizzate e gli elementi di interesse più significativi.</text:p>
      <text:p text:style-name="Text_20_body">FoaF sta per Friend of a Friend ed è un progetto che ha lo scopo di descrivere persone e reti sociali. I progetti coinvolgono organizzazioni, persone, e gruppi, e FoaF fornisce classi per rappresentare tali concetti. In particolare, è significativa la classe foaf:Agent, che rappresenta cose (quindi persone o artefatti fisici) che fanno cose – il concetto di agente può venire in mente quando si pensa alla realizzazione di attività operative in un progetto. Per quanto riguarda la modellazione delle organizzazioni, ci rifacciamo a un'ontologia più appropriata..</text:p>
      <text:h text:style-name="Heading_20_3" text:outline-level="3">10) The ORG ontology: basics</text:h>
      <text:p text:style-name="Text_20_body">.. the Organization Ontology, che è anche una raccomandazione W3C da gennaio 2014. Essa ha lo scopo di descrivere strutture organizzative per diversi domini, ed è progettata per consentire estensioni domain-specific. Queste caratteristiche sono in linea con i nostri requisiti di generalità ed estensibilità per l'ontologia MPMO.</text:p>
      <text:h text:style-name="Heading_20_3" text:outline-level="3">11) The ORG ontology: model</text:h>
      <text:p text:style-name="Text_20_body">Questo è un modello dell'Organization Ontology. </text:p>
      <text:p text:style-name="Text_20_body">Al centro c'è il concetto di Organizzazione, che può avere sotto-organizzazioni ed eventualmente più unità organizzative. Agenti FoaF possono essere membri di un'organizzazione o, analogamente, un'organizzazione può specificare agenti FoaF come membri attraverso opportune proprietà. Un altro concetto che può esserci utile è quello di Membership, che consente di legare un membro, cioè un foaf:Agent, a un ruolo all'interno di un'organizzazione, eventualmente per un certo intervallo temporale. Vale la pena notare che l'ontologia ORG riusa FoaF e OWL Time essa stessa.</text:p>
      <text:h text:style-name="Heading_20_3" text:outline-level="3">12) The ORG ontology: elements of interest</text:h>
      <text:p text:style-name="Text_20_body">Altri concetti sono quelli di Post, cioè una posizione all'interno dell'organizzazione che esiste indipendentemente dalla persona o dalle persone che la occupano, e di Site, cioè un luogo <text:soft-page-break/>(tipicamente fisico ma non necessariamente) dove un'organizzazione più essere locata. </text:p>
      <text:h text:style-name="Heading_20_3" text:outline-level="3">13) The SKOS ontology</text:h>
      <text:p text:style-name="Text_20_body">Per quanto riguarda l'ontologia SKOS (Simple Knowledge Organization System) abbiamo due elementi fondamentali: Concept, che è un' “unità di pensiero”, un'idea, e ConceptScheme, cioè un'aggregazione di uno o più Concept.</text:p>
      <text:h text:style-name="Heading_20_3" text:outline-level="3">14) Domain modelling: core concepts</text:h>
      <text:p text:style-name="Text_20_body">Ora illustrerò brevemente il risultato attuale della modellazione del dominio.</text:p>
      <text:p text:style-name="Text_20_body">In questa slide sono segnalati gli elementi fondamentali del modello.</text:p>
      <text:p text:style-name="Text_20_body">PMModel rappresenta un modello di project management, ossia un insieme di concetti (rappresentati dalla classe PMConcept) che possono essere utilizzati per guidare e descrivere un project management effort, cioè una qualche attività che richiede l'applicazione di elementi di gestione dei progetti.</text:p>
      <text:p text:style-name="Text_20_body">In questo caso si è riusata l'ontologia SKOS, con l'approccio di subclassing, per modellare l'aspetto di organizzazione della conoscenza che può essere associato al concetto di “modello di project management”.</text:p>
      <text:h text:style-name="P1" text:outline-level="3">15) Domain modelling: main PM concepts</text:h>
      <text:h text:style-name="P2" text:outline-level="3">16) Domain modelling: main PM concepts #2</text:h>
      <text:p text:style-name="Text_20_body">A seguire vengono definiti alcuni comuni e significativi concetti di project management che sono al tempo stesso classi di risorse e istanze della classe PMConcept.</text:p>
      <text:p text:style-name="Text_20_body">Troviamo ad esempio i concetti di processo, progetto, risorsa, deliverable, organizzazione, stakeholder, partecipante, ruolo, membership.</text:p>
      <text:h text:style-name="Heading_20_3" text:outline-level="3">17) MPMO: ontology development</text:h>
      <text:p text:style-name="Text_20_body">Ora vorrei indicare alcune caratteristiche del processo di sviluppo di ontologie sulla quale mi sono basato.</text:p>
      <text:p text:style-name="Text_20_body">Allora, al centro di tutto c'è la modellazione del dominio, che richiede forti competenze all'interno del dominio di interesse, e capacità significative di analisi e design. Questo compito è complesso per via delle proprietà che desideriamo il nostro modello abbia, anche alla luce degli utilizzi che vogliamo farne.</text:p>
      <text:p text:style-name="Text_20_body">Tale complessità fa sì che sia improbabile che si riesca a compiere le scelte di design giuste al primo tentativo. Per questo, può essere opportuno adottare un approccio iterativo con cicli di analisi e progettazione, seguiti da test per avere un feedback su quanto prodotto. </text:p>
      <text:p text:style-name="Text_20_body">Una volta stabilito il modello, bisogna rappresentarlo in qualche modo. Nel contesto del Semantic Web, per rappresentare ontologie si usano (a un primo livello) RDF e RDF Schema.</text:p>
      <text:p text:style-name="Text_20_body">Lo schema deve passare la fase di validazione, che però fornisce solo un controllo prettamente sintattico di quanto si è realizzato.</text:p>
      <text:p text:style-name="Text_20_body">→ validation</text:p>
      <text:p text:style-name="Text_20_body">Infine, si cerca di validare l'ontologia sulla base dei requisiti iniziali. Sulla base di questi risultati, ci si può fermare o ricominciare con una nuova iterazione.</text:p>
      <text:h text:style-name="Heading_20_3" text:outline-level="3"><text:soft-page-break/>18) The MPMO ontology: a diagram</text:h>
      <text:p text:style-name="Text_20_body">Questo è un diagramma informale di una parte dell'ontologia realizzata, MPMO.</text:p>
      <text:p text:style-name="Text_20_body">In blu sono le classi definite, mentre le proprietà definite sono rappresentate dagli archi in grassetto.</text:p>
      <text:p text:style-name="Text_20_body">Le nuvolette indicano alcune delle ontologie riusate.</text:p>
      <text:h text:style-name="Heading_20_3" text:outline-level="3">19) The ontology in use</text:h>
      <text:p text:style-name="Text_20_body">L'ontologia definita è stata testata attraverso la descrizione di questo stesso assignment. </text:p>
      <text:p text:style-name="Text_20_body">Tra le cose descritte ritroviamo i partecipanti del “progetto”, i deliverable che devono essere prodotti, cioè questa presentazione e il file RDF, e il modello di project management impiegato per descrivere tutto ciò. </text:p>
      <text:p text:style-name="Text_20_body">Questa attività, all'interno del ciclo di sviluppo dell'ontologia, è servita per generare feedback validando le proprietà che si voleva l'ontologia esibisse e testando l'efficacia della modellazione effettuata.</text:p>
      <text:h text:style-name="Heading_20_3" text:outline-level="3">20) Conclusion</text:h>
      <text:p text:style-name="Text_20_body">Per concludere, alcune riflessioni.</text:p>
      <text:p text:style-name="Text_20_body">La parte di modellazione del dominio è senz'altro l'attività più complessa e onerosa</text:p>
      <text:p text:style-name="Text_20_body">In generale, la creazione di un'ontologia non è un compito semplice, e quindi richiede un approccio ingegneristico</text:p>
      <text:p text:style-name="Text_20_body">Ci vuole quindi un processo maturo che non trascuri le fasi di analisi e di validazione</text:p>
      <text:p text:style-name="Text_20_body">Inoltre, molto spesso le qualità richieste sono in contrasto fra loro. In quanto le scelte di design potrebbero favorire alcune proprietà a scapito di altre, è opportuno valutare con attenzione i trade-off associati</text:p>
      <text:p text:style-name="Text_20_body">L'ontologia è anche un modello che tipicamente evolve nel tempo ed è anche il risultato di raffinazioni successive – d'altronde non è semplice realizzare una buona ontologia al primo tentativo</text:p>
      <text:h text:style-name="Heading_20_3" text:outline-level="3">21) References and conclusion</text:h>
      <text:p text:style-name="Text_20_body">Qui ci sono alcuni riferimenti che sono stati consultati durante lo svolgimento di questo assignment.</text:p>
      <text:p text:style-name="Text_20_body">Grazie per l'attenzion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Casadei</meta:initial-creator>
    <meta:creation-date>2014-04-29T21:48:15</meta:creation-date>
    <dc:date>2014-05-01T00:57:00</dc:date>
    <dc:creator>Roberto Casadei</dc:creator>
    <meta:editing-duration>PT1H42M45S</meta:editing-duration>
    <meta:editing-cycles>4</meta:editing-cycles>
    <meta:generator>LibreOffice/3.5$Linux_x86 LibreOffice_project/350m1$Build-2</meta:generator>
    <meta:document-statistic meta:table-count="0" meta:image-count="0" meta:object-count="0" meta:page-count="5" meta:paragraph-count="90" meta:word-count="1955" meta:character-count="13073" meta:non-whitespace-character-count="11197"/>
  </office:meta>
</office:document-meta>
</file>